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84f6" officeooo:paragraph-rsid="001184f6"/>
    </style:style>
    <style:style style:name="P2" style:family="paragraph" style:parent-style-name="Standard">
      <style:text-properties fo:font-size="20pt" fo:font-style="italic" style:text-underline-style="solid" style:text-underline-width="auto" style:text-underline-color="font-color" fo:font-weight="bold" officeooo:rsid="001184f6" officeooo:paragraph-rsid="001184f6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ordon Ordering </text:p>
      <text:p text:style-name="P1"/>
      <text:p text:style-name="P1"/>
      <text:p text:style-name="P1"><text:span text:style-name="T2">Order Days</text:span>: Sunday Order – Delivery Monday</text:p>
      <text:p text:style-name="P1"><text:s text:c="2"/><text:tab/> <text:s text:c="9"/>Monday Order – Tuesday Delivery</text:p>
      <text:p text:style-name="P1"><text:s text:c="22"/>Wednesday Order for ALL EARLY CUTOFF ITEMS– Friday Delivery</text:p>
      <text:p text:style-name="P1"><text:s text:c="22"/>Thursday Order – Friday Delivery</text:p>
      <text:p text:style-name="P1"/>
      <text:p text:style-name="P1"/>
      <text:p text:style-name="P1"><text:span text:style-name="T2">Gordon Food Service:</text:span> – Go to GFS.COM</text:p>
      <text:p text:style-name="P1"><text:tab/><text:tab/><text:tab/> <text:s text:c="2"/>Login to GFS <text:s/></text:p>
      <text:p text:style-name="P1"><text:tab/><text:tab/><text:tab/> <text:s text:c="2"/>Select Truck Delivery for according date</text:p>
      <text:p text:style-name="P1"><text:s text:c="38"/>Go to Order Guides – select SEASIDE GUIDE</text:p>
      <text:p text:style-name="P1"><text:s text:c="38"/>Order all items necessary.</text:p>
      <text:p text:style-name="P1"><text:s text:c="38"/>Validate all correct quantities of product is correct in cart</text:p>
      <text:p text:style-name="P1"><text:s text:c="38"/>Submit Order</text:p>
      <text:p text:style-name="P1"><text:tab/><text:tab/><text:tab/> <text:s text:c="2"/>Make a note of any OUT STOCK items or MISSED CUTOFF items.</text:p>
      <text:p text:style-name="P1"><text:s text:c="46"/></text:p>
      <text:p text:style-name="P1"><text:s text:c="22"/></text:p>
      <text:p text:style-name="P1"><text:s text:c="22"/></text:p>
      <text:p text:style-name="P1"><text:s text:c="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4T15:15:36.068000000</meta:creation-date>
    <meta:print-date>2025-01-04T15:23:09.276000000</meta:print-date>
    <dc:date>2025-01-04T16:55:22.058000000</dc:date>
    <meta:editing-duration>PT1H39M47S</meta:editing-duration>
    <meta:editing-cycles>1</meta:editing-cycles>
    <meta:document-statistic meta:table-count="0" meta:image-count="0" meta:object-count="0" meta:page-count="1" meta:paragraph-count="17" meta:word-count="75" meta:character-count="791" meta:non-whitespace-character-count="398"/>
    <meta:generator>LibreOffice/7.4.2.3$Windows_X86_64 LibreOffice_project/382eef1f22670f7f4118c8c2dd222ec7ad009daf</meta:generator>
  </office:meta>
</office:document-meta>
</file>